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c19" officeooo:paragraph-rsid="0000ec19"/>
    </style:style>
    <style:style style:name="P2" style:family="paragraph" style:parent-style-name="Standard">
      <style:text-properties officeooo:rsid="0002bf10" officeooo:paragraph-rsid="0002bf10"/>
    </style:style>
    <style:style style:name="P3" style:family="paragraph" style:parent-style-name="Standard">
      <style:text-properties officeooo:rsid="00036c7d" officeooo:paragraph-rsid="00036c7d"/>
    </style:style>
    <style:style style:name="P4" style:family="paragraph" style:parent-style-name="Standard">
      <style:text-properties officeooo:rsid="0005e2ea" officeooo:paragraph-rsid="0005e2ea"/>
    </style:style>
    <style:style style:name="P5" style:family="paragraph" style:parent-style-name="Standard">
      <style:text-properties fo:color="#9900ff" style:text-underline-style="solid" style:text-underline-width="auto" style:text-underline-color="font-color" fo:font-weight="bold" officeooo:rsid="0000ec19" officeooo:paragraph-rsid="0000ec19" style:font-weight-asian="bold" style:font-weight-complex="bold"/>
    </style:style>
    <style:style style:name="P6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0df54c" officeooo:paragraph-rsid="000df54c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13913a" officeooo:paragraph-rsid="0013913a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062bb6" officeooo:paragraph-rsid="00062bb6"/>
    </style:style>
    <style:style style:name="P9" style:family="paragraph" style:parent-style-name="Standard">
      <style:text-properties officeooo:rsid="0006b554" officeooo:paragraph-rsid="0006b554"/>
    </style:style>
    <style:style style:name="P10" style:family="paragraph" style:parent-style-name="Standard">
      <style:text-properties fo:font-style="italic" officeooo:rsid="0006b554" officeooo:paragraph-rsid="0006b554" fo:background-color="#ffff00" style:font-style-asian="italic" style:font-style-complex="italic"/>
    </style:style>
    <style:style style:name="P11" style:family="paragraph" style:parent-style-name="Standard">
      <style:text-properties fo:font-style="italic" officeooo:rsid="000aca03" officeooo:paragraph-rsid="000aca03" fo:background-color="#ffff00" style:font-style-asian="italic" style:font-style-complex="italic"/>
    </style:style>
    <style:style style:name="P12" style:family="paragraph" style:parent-style-name="Standard">
      <style:text-properties fo:color="#000000" fo:font-style="normal" style:text-underline-style="none" fo:font-weight="normal" officeooo:rsid="000e3f35" officeooo:paragraph-rsid="000e3f35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fo:font-style="normal" style:text-underline-style="none" fo:font-weight="normal" officeooo:rsid="00124033" officeooo:paragraph-rsid="00124033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fo:font-style="normal" style:text-underline-style="none" fo:font-weight="normal" officeooo:rsid="0013913a" officeooo:paragraph-rsid="0013913a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fo:font-style="normal" style:text-underline-style="none" fo:font-weight="normal" officeooo:rsid="001643a3" officeooo:paragraph-rsid="001643a3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0" fo:font-style="normal" style:text-underline-style="none" fo:font-weight="normal" officeooo:rsid="001b1179" officeooo:paragraph-rsid="001b1179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fo:font-style="normal" style:text-underline-style="none" fo:font-weight="normal" officeooo:rsid="001ebec9" officeooo:paragraph-rsid="002021a6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fo:font-style="normal" style:text-underline-style="none" fo:font-weight="normal" officeooo:rsid="002021a6" officeooo:paragraph-rsid="0022d4f4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fo:font-style="normal" style:text-underline-style="none" fo:font-weight="normal" officeooo:rsid="0024cc6d" officeooo:paragraph-rsid="0024cc6d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fo:font-style="italic" style:text-underline-style="none" fo:font-weight="bold" officeooo:rsid="000f23d8" officeooo:paragraph-rsid="000f23d8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000000" fo:font-style="italic" style:text-underline-style="none" fo:font-weight="bold" officeooo:rsid="000f7b9b" officeooo:paragraph-rsid="000f7b9b" fo:background-color="transparent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151eec" officeooo:paragraph-rsid="00151eec"/>
    </style:style>
    <style:style style:name="P23" style:family="paragraph" style:parent-style-name="Standard">
      <style:text-properties fo:color="#000000" fo:font-style="normal" style:text-underline-style="none" fo:font-weight="normal" officeooo:rsid="0024cc6d" officeooo:paragraph-rsid="0024cc6d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fo:font-style="normal" style:text-underline-style="none" fo:font-weight="normal" officeooo:rsid="0000ec19" officeooo:paragraph-rsid="0029c53d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fo:font-style="normal" style:text-underline-style="none" fo:font-weight="normal" officeooo:rsid="0029c53d" officeooo:paragraph-rsid="0029c53d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000000" fo:font-style="normal" style:text-underline-style="none" fo:font-weight="normal" officeooo:rsid="002bfaa4" officeooo:paragraph-rsid="002bfaa4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fo:font-style="normal" style:text-underline-style="none" fo:font-weight="normal" officeooo:rsid="002d136e" officeooo:paragraph-rsid="002d136e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fo:font-style="normal" style:text-underline-style="none" fo:font-weight="normal" officeooo:rsid="002d7a27" officeooo:paragraph-rsid="002d7a27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fo:font-style="normal" style:text-underline-style="none" fo:font-weight="normal" officeooo:rsid="0042ca74" officeooo:paragraph-rsid="0042ca74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fo:font-style="normal" style:text-underline-style="none" fo:font-weight="normal" officeooo:rsid="00445991" officeooo:paragraph-rsid="00445991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000000" fo:font-style="normal" style:text-underline-style="solid" style:text-underline-width="auto" style:text-underline-color="font-color" fo:font-weight="bold" officeooo:rsid="00362f9b" officeooo:paragraph-rsid="003477c2" fo:background-color="transparent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color="#000000" fo:font-style="normal" style:text-underline-style="solid" style:text-underline-width="auto" style:text-underline-color="font-color" fo:font-weight="bold" officeooo:rsid="0039390e" officeooo:paragraph-rsid="0039390e" fo:background-color="transparent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color="#000000" fo:font-style="italic" style:text-underline-style="none" fo:font-weight="bold" officeooo:rsid="000f7b9b" officeooo:paragraph-rsid="000f7b9b" fo:background-color="transparent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color="#000000" fo:font-style="italic" style:text-underline-style="none" fo:font-weight="bold" officeooo:rsid="003ebb02" officeooo:paragraph-rsid="003ebb02" fo:background-color="transparent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28221e" officeooo:paragraph-rsid="0028221e" fo:background-color="transparent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2d136e" officeooo:paragraph-rsid="002d136e" fo:background-color="transparent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2e2ea2" officeooo:paragraph-rsid="002e2ea2" fo:background-color="transparent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14dfc" officeooo:paragraph-rsid="00314dfc" fo:background-color="transparent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2c9d9" officeooo:paragraph-rsid="0032c9d9" fo:background-color="transparent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302e3" officeooo:paragraph-rsid="003302e3" fo:background-color="transparent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353b9" officeooo:paragraph-rsid="003353b9" fo:background-color="transparent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477c2" officeooo:paragraph-rsid="003477c2" fo:background-color="transparent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477c2" officeooo:paragraph-rsid="003da6e1" fo:background-color="transparent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477c2" officeooo:paragraph-rsid="0039f470" fo:background-color="transparent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9f470" officeooo:paragraph-rsid="0039f470" fo:background-color="transparent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b5ab8" officeooo:paragraph-rsid="003da6e1" fo:background-color="transparent" style:font-style-asian="normal" style:font-weight-asian="bold" style:font-style-complex="normal" style:font-weight-complex="bold"/>
    </style:style>
    <style:style style:name="T1" style:family="text">
      <style:text-properties officeooo:rsid="0006b554"/>
    </style:style>
    <style:style style:name="T2" style:family="text">
      <style:text-properties officeooo:rsid="0008ad19"/>
    </style:style>
    <style:style style:name="T3" style:family="text">
      <style:text-properties officeooo:rsid="001ae367"/>
    </style:style>
    <style:style style:name="T4" style:family="text">
      <style:text-properties officeooo:rsid="0022d4f4"/>
    </style:style>
    <style:style style:name="T5" style:family="text">
      <style:text-properties officeooo:rsid="00278097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style:text-underline-style="none" fo:font-weight="normal" style:font-weight-asian="normal" style:font-weight-complex="normal"/>
    </style:style>
    <style:style style:name="T8" style:family="text">
      <style:text-properties fo:color="#000000" style:text-underline-style="none" fo:font-weight="normal" officeooo:rsid="00317cde" style:font-weight-asian="normal" style:font-weight-complex="normal"/>
    </style:style>
    <style:style style:name="T9" style:family="text">
      <style:text-properties officeooo:rsid="0029c53d"/>
    </style:style>
    <style:style style:name="T10" style:family="text">
      <style:text-properties officeooo:rsid="00362f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ke Model</text:p>
      <text:p text:style-name="P1"/>
      <text:p text:style-name="P1">Add resources :likes to the routes.rb file, nested under posts!</text:p>
      <text:p text:style-name="P22">{We can have at max 6 methods in only: [: ] in the routes}</text:p>
      <text:p text:style-name="P1"/>
      <text:p text:style-name="P2">Make model for like, user and post has_many likes.</text:p>
      <text:p text:style-name="P3">( rails g model Like post:references user:references)</text:p>
      <text:p text:style-name="P4"/>
      <text:p text:style-name="P4">In like.<text:span text:style-name="T1">rb</text:span>: validates :user_id, uniqueness: {scope: :post_id}</text:p>
      <text:p text:style-name="P8"/>
      <text:p text:style-name="P9">In post.rb: <text:s/><text:span text:style-name="T2">has_many :likes and make a method to check if current post has been liked by current signed in user or not</text:span></text:p>
      <text:p text:style-name="P10"/>
      <text:p text:style-name="P11">We deleted //= require turbolinks from application.js file as it is still buggy and our dropzone.js or other js files are affected, eg: icons don’t load sometimes!</text:p>
      <text:p text:style-name="P11"/>
      <text:p text:style-name="P11"/>
      <text:p text:style-name="P6">Like Controller</text:p>
      <text:p text:style-name="P6"/>
      <text:p text:style-name="P12">Made all the methods required in the likes_controller.rb file</text:p>
      <text:p text:style-name="P20">We are using respond_to :js so that AJAX is used and we don’t refresh the page on liking a post!</text:p>
      <text:p text:style-name="P21">(we will write this js file in the view lecture)</text:p>
      <text:p text:style-name="P34">Also, remote: true is added to the link which we want to work with AJAX</text:p>
      <text:p text:style-name="P21"/>
      <text:p text:style-name="P13">Made changes in posts_controller.rb so that @like variable is declared there</text:p>
      <text:p text:style-name="P13"/>
      <text:p text:style-name="P7"/>
      <text:p text:style-name="P7">Like View</text:p>
      <text:p text:style-name="P14"/>
      <text:p text:style-name="P15">Rem<text:span text:style-name="T3">ov</text:span>e redundancy from routes of nested likes resources, that is when methods of show/edit/update/delete are called, we don’t need post_id. </text:p>
      <text:p text:style-name="P16">(shallow: true)</text:p>
      <text:p text:style-name="P16"/>
      <text:p text:style-name="P17">In post.rb: <text:span text:style-name="T2">make a method to check if </text:span>a like_id exists for a post</text:p>
      <text:p text:style-name="P17"/>
      <text:p text:style-name="P18">Added link_to like which will work by ajax. <text:span text:style-name="T4">Made partails for styling like-icon and like-text</text:span></text:p>
      <text:p text:style-name="P18"/>
      <text:p text:style-name="P18"><text:span text:style-name="T4">Made new folder (likes) under views for js file which is used in ajax</text:span> </text:p>
      <text:p text:style-name="P19">In application.js: </text:p>
      <text:p text:style-name="P19">//= require jquery</text:p>
      <text:p text:style-name="P19">//= require jquery_ujs</text:p>
      <text:p text:style-name="P19">installed gem jquery-rails <text:span text:style-name="T5">for ajax</text:span></text:p>
      <text:p text:style-name="P1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Comment Model</text:p>
      <text:p text:style-name="P35"/>
      <text:p text:style-name="P24">Add resources :<text:span text:style-name="T9">comments</text:span> to the routes.rb file, nested under posts!</text:p>
      <text:p text:style-name="P25">rails g model comment content:text post:references user:references</text:p>
      <text:p text:style-name="P26">defined relationships in models’ <text:s/>file</text:p>
      <text:p text:style-name="P36"/>
      <text:p text:style-name="P36"/>
      <text:p text:style-name="P36">Comments Controller</text:p>
      <text:p text:style-name="P27"/>
      <text:p text:style-name="P27">rails g controller comments</text:p>
      <text:p text:style-name="P28">definde methods in this controller file and added comment to posts_controller.rb file</text:p>
      <text:p text:style-name="P28"/>
      <text:p text:style-name="P28"/>
      <text:p text:style-name="P37">Comments View</text:p>
      <text:p text:style-name="P37"><text:span text:style-name="T7"/></text:p>
      <text:p text:style-name="P38"><text:span text:style-name="T7">made a form_for comments inside the posts/show.html.erb file </text:span><text:span text:style-name="T8">{we used hidden fields for ids}</text:span></text:p>
      <text:p text:style-name="P38"><text:span text:style-name="T8"/></text:p>
      <text:p text:style-name="P39"><text:span text:style-name="T8">M</text:span><text:span text:style-name="T7">ake partials for re factoring the code { NOTE: never assume you can access instance variables inside <text:s/>a partial file, send them explicitly from the view where the partial is rendered at}</text:span></text:p>
      <text:p text:style-name="P39"><text:span text:style-name="T7"/></text:p>
      <text:p text:style-name="P40"><text:span text:style-name="T7">Created js files for ajax working of comments creation/deletion</text:span></text:p>
      <text:p text:style-name="P40"><text:span text:style-name="T7"/></text:p>
      <text:p text:style-name="P41"><text:span text:style-name="T7">Changed code for comments form under post_list view as well</text:span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oft-page-break/><text:span text:style-name="T7"/></text:p>
      <text:p text:style-name="P39"><text:span text:style-name="T7"/></text:p>
      <text:p text:style-name="P42">Bookmark Model <text:span text:style-name="T10">{ similar to like}</text:span></text:p>
      <text:p text:style-name="P31"><text:span text:style-name="T6"/></text:p>
      <text:p text:style-name="P32"><text:span text:style-name="T6">Added routes nested under posts</text:span></text:p>
      <text:p text:style-name="P45"><text:span text:style-name="T7">rails g model Bookmark post:references user:references</text:span></text:p>
      <text:p text:style-name="P44"><text:span text:style-name="T7"/></text:p>
      <text:p text:style-name="P44"><text:span text:style-name="T7"/></text:p>
      <text:p text:style-name="P42">Bookmark Controller</text:p>
      <text:p text:style-name="P42"><text:span text:style-name="T7"/></text:p>
      <text:p text:style-name="P46"><text:span text:style-name="T7">Defined methods of bookmarks_controller, all are similar to like</text:span></text:p>
      <text:p text:style-name="P46"><text:span text:style-name="T7"/></text:p>
      <text:p text:style-name="P46"><text:span text:style-name="T7">Added @bookmark insrance to show method of post_controller</text:span></text:p>
      <text:p text:style-name="P43"><text:span text:style-name="T7"/></text:p>
      <text:p text:style-name="P42"/>
      <text:p text:style-name="P42">Bookmark View</text:p>
      <text:p text:style-name="P42"/>
      <text:p text:style-name="P29">Created a dynamic bookmark icon whose color depends on whether user has bookmarked a post or not, just like we did in like feature!</text:p>
      <text:p text:style-name="P29"/>
      <text:p text:style-name="P30">Made js files for AJ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30:41.442643510</meta:creation-date>
    <dc:date>2018-11-14T00:07:55.933865243</dc:date>
    <meta:editing-duration>PT10H3M31S</meta:editing-duration>
    <meta:editing-cycles>65</meta:editing-cycles>
    <meta:generator>LibreOffice/5.1.6.2$Linux_X86_64 LibreOffice_project/10m0$Build-2</meta:generator>
    <meta:document-statistic meta:table-count="0" meta:image-count="0" meta:object-count="0" meta:page-count="3" meta:paragraph-count="45" meta:word-count="422" meta:character-count="2583" meta:non-whitespace-character-count="2200"/>
  </office:meta>
</office:document-meta>
</file>